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3.401cm" style:rel-column-width="13109*"/>
    </style:style>
    <style:style style:name="Table1.C" style:family="table-column">
      <style:table-column-properties style:column-width="3.399cm" style:rel-column-width="13102*"/>
    </style:style>
    <style:style style:name="Table1.E" style:family="table-column">
      <style:table-column-properties style:column-width="3.403cm" style:rel-column-width="13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color="#000000" officeooo:paragraph-rsid="03b51b58"/>
    </style:style>
    <style:style style:name="P7" style:family="paragraph" style:parent-style-name="Table_20_Contents">
      <style:text-properties fo:color="#000000" officeooo:rsid="02b6b16e" officeooo:paragraph-rsid="03b51b58"/>
    </style:style>
    <style:style style:name="P8" style:family="paragraph" style:parent-style-name="Table_20_Contents">
      <style:text-properties fo:color="#000000" fo:font-size="12pt" officeooo:rsid="02b6b16e" officeooo:paragraph-rsid="02c63e7b"/>
    </style:style>
    <style:style style:name="P9" style:family="paragraph" style:parent-style-name="Table_20_Contents">
      <style:text-properties fo:color="#000000" fo:font-size="12pt" officeooo:rsid="04068124" officeooo:paragraph-rsid="040ddc88"/>
    </style:style>
    <style:style style:name="P10" style:family="paragraph" style:parent-style-name="Table_20_Contents">
      <style:text-properties fo:color="#000000" fo:font-size="12pt" officeooo:paragraph-rsid="040ddc88"/>
    </style:style>
    <style:style style:name="P11" style:family="paragraph" style:parent-style-name="Table_20_Contents">
      <style:text-properties fo:color="#000000" fo:font-size="12pt" officeooo:rsid="02b3de6e" officeooo:paragraph-rsid="04020ef5"/>
    </style:style>
    <style:style style:name="P12" style:family="paragraph" style:parent-style-name="Table_20_Contents">
      <style:text-properties fo:color="#000000" fo:font-size="12pt" officeooo:rsid="02b3de6e" officeooo:paragraph-rsid="03a704f6"/>
    </style:style>
    <style:style style:name="P13" style:family="paragraph" style:parent-style-name="Table_20_Contents">
      <style:text-properties fo:color="#000000" officeooo:rsid="041fad77" officeooo:paragraph-rsid="041fad77"/>
    </style:style>
    <style:style style:name="P14" style:family="paragraph" style:parent-style-name="Table_20_Contents">
      <style:text-properties fo:color="#000000" officeooo:paragraph-rsid="041fad77"/>
    </style:style>
    <style:style style:name="P15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16" style:family="paragraph" style:parent-style-name="Table_20_Contents">
      <style:text-properties fo:font-size="12pt" officeooo:paragraph-rsid="01d76b59" style:font-size-asian="12pt" style:font-size-complex="12pt"/>
    </style:style>
    <style:style style:name="P17" style:family="paragraph" style:parent-style-name="Table_20_Contents">
      <style:text-properties fo:font-size="12pt" officeooo:paragraph-rsid="01d76b59"/>
    </style:style>
    <style:style style:name="P18" style:family="paragraph" style:parent-style-name="Table_20_Contents">
      <style:text-properties fo:font-size="12pt" officeooo:rsid="027b98a3" officeooo:paragraph-rsid="027b98a3"/>
    </style:style>
    <style:style style:name="P19" style:family="paragraph" style:parent-style-name="Table_20_Contents">
      <style:text-properties fo:font-size="12pt" officeooo:rsid="02785a5b" officeooo:paragraph-rsid="029a8832"/>
    </style:style>
    <style:style style:name="P20" style:family="paragraph" style:parent-style-name="Table_20_Contents">
      <style:text-properties fo:font-size="12pt" officeooo:rsid="02785a5b" officeooo:paragraph-rsid="029dca2b"/>
    </style:style>
    <style:style style:name="P21" style:family="paragraph" style:parent-style-name="Table_20_Contents">
      <style:text-properties fo:font-size="12pt" officeooo:rsid="02afd138" officeooo:paragraph-rsid="02afd138"/>
    </style:style>
    <style:style style:name="P22" style:family="paragraph" style:parent-style-name="Table_20_Contents">
      <style:text-properties fo:font-size="12pt" officeooo:rsid="02b3de6e" officeooo:paragraph-rsid="02b3de6e"/>
    </style:style>
    <style:style style:name="P23" style:family="paragraph" style:parent-style-name="Table_20_Contents">
      <style:text-properties fo:font-size="12pt" officeooo:rsid="02b3de6e" officeooo:paragraph-rsid="035431cd"/>
    </style:style>
    <style:style style:name="P24" style:family="paragraph" style:parent-style-name="Table_20_Contents">
      <style:text-properties fo:font-size="12pt" officeooo:rsid="02b3de6e" officeooo:paragraph-rsid="039730b3"/>
    </style:style>
    <style:style style:name="P25" style:family="paragraph" style:parent-style-name="Table_20_Contents">
      <style:text-properties fo:font-size="12pt" officeooo:rsid="02b3de6e" officeooo:paragraph-rsid="03a704f6"/>
    </style:style>
    <style:style style:name="P26" style:family="paragraph" style:parent-style-name="Table_20_Contents">
      <style:text-properties fo:font-size="12pt" officeooo:rsid="02b3de6e" officeooo:paragraph-rsid="03e88138"/>
    </style:style>
    <style:style style:name="P27" style:family="paragraph" style:parent-style-name="Table_20_Contents">
      <style:text-properties fo:font-size="12pt" officeooo:rsid="02b6b16e" officeooo:paragraph-rsid="02b6b16e"/>
    </style:style>
    <style:style style:name="P28" style:family="paragraph" style:parent-style-name="Table_20_Contents">
      <style:text-properties fo:font-size="12pt" officeooo:rsid="02b6b16e" officeooo:paragraph-rsid="02c4204a"/>
    </style:style>
    <style:style style:name="P29" style:family="paragraph" style:parent-style-name="Table_20_Contents">
      <style:text-properties fo:font-size="12pt" officeooo:rsid="02b6b16e" officeooo:paragraph-rsid="02c63e7b"/>
    </style:style>
    <style:style style:name="P30" style:family="paragraph" style:parent-style-name="Table_20_Contents">
      <style:text-properties fo:font-size="12pt" officeooo:paragraph-rsid="02c63e7b"/>
    </style:style>
    <style:style style:name="P31" style:family="paragraph" style:parent-style-name="Table_20_Contents">
      <style:text-properties fo:font-size="12pt" officeooo:rsid="02c71d12" officeooo:paragraph-rsid="02c71d12"/>
    </style:style>
    <style:style style:name="P32" style:family="paragraph" style:parent-style-name="Table_20_Contents">
      <style:text-properties fo:font-size="12pt" officeooo:rsid="02da00ce" officeooo:paragraph-rsid="02da00ce"/>
    </style:style>
    <style:style style:name="P33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34" style:family="paragraph" style:parent-style-name="Table_20_Contents">
      <style:text-properties fo:font-size="12pt" officeooo:rsid="02ed71f5" officeooo:paragraph-rsid="02ed71f5"/>
    </style:style>
    <style:style style:name="P35" style:family="paragraph" style:parent-style-name="Table_20_Contents">
      <style:text-properties fo:font-size="12pt" fo:font-weight="normal" officeooo:rsid="03008bb5" officeooo:paragraph-rsid="02b6b16e" style:font-weight-asian="normal" style:font-weight-complex="normal"/>
    </style:style>
    <style:style style:name="P36" style:family="paragraph" style:parent-style-name="Table_20_Contents">
      <style:text-properties fo:font-size="12pt" fo:font-weight="normal" officeooo:rsid="033f1dc2" officeooo:paragraph-rsid="036269d0" style:font-weight-asian="normal" style:font-weight-complex="normal"/>
    </style:style>
    <style:style style:name="P37" style:family="paragraph" style:parent-style-name="Table_20_Contents">
      <style:text-properties fo:font-size="12pt" fo:font-weight="normal" officeooo:paragraph-rsid="037280ee" style:font-weight-asian="normal" style:font-weight-complex="normal"/>
    </style:style>
    <style:style style:name="P38" style:family="paragraph" style:parent-style-name="Table_20_Contents">
      <style:text-properties fo:font-size="12pt" fo:font-weight="normal" officeooo:rsid="02b6b16e" officeooo:paragraph-rsid="037280ee" style:font-weight-asian="normal" style:font-weight-complex="normal"/>
    </style:style>
    <style:style style:name="P39" style:family="paragraph" style:parent-style-name="Table_20_Contents">
      <style:text-properties fo:font-size="12pt" fo:font-weight="normal" officeooo:rsid="037280ee" officeooo:paragraph-rsid="037280ee" style:font-weight-asian="normal" style:font-weight-complex="normal"/>
    </style:style>
    <style:style style:name="P40" style:family="paragraph" style:parent-style-name="Table_20_Contents">
      <style:text-properties fo:font-size="12pt" officeooo:rsid="033f1dc2" officeooo:paragraph-rsid="033f1dc2"/>
    </style:style>
    <style:style style:name="P41" style:family="paragraph" style:parent-style-name="Table_20_Contents">
      <style:text-properties fo:font-size="12pt" officeooo:rsid="036e319e" officeooo:paragraph-rsid="036e319e"/>
    </style:style>
    <style:style style:name="P42" style:family="paragraph" style:parent-style-name="Table_20_Contents">
      <style:text-properties fo:font-size="12pt" officeooo:paragraph-rsid="036e319e"/>
    </style:style>
    <style:style style:name="P43" style:family="paragraph" style:parent-style-name="Table_20_Contents">
      <style:text-properties fo:font-size="12pt" officeooo:rsid="037280ee" officeooo:paragraph-rsid="037280ee"/>
    </style:style>
    <style:style style:name="P44" style:family="paragraph" style:parent-style-name="Table_20_Contents">
      <style:text-properties fo:font-size="12pt" officeooo:rsid="03b60660" officeooo:paragraph-rsid="03b60660"/>
    </style:style>
    <style:style style:name="P45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46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47" style:family="paragraph" style:parent-style-name="Table_20_Contents">
      <style:text-properties fo:font-size="14pt" officeooo:paragraph-rsid="009926ab" style:font-size-asian="14pt" style:font-size-complex="14pt"/>
    </style:style>
    <style:style style:name="P48" style:family="paragraph" style:parent-style-name="Table_20_Contents">
      <style:text-properties officeooo:paragraph-rsid="0125a940"/>
    </style:style>
    <style:style style:name="P49" style:family="paragraph" style:parent-style-name="Table_20_Contents">
      <style:text-properties officeooo:rsid="020c1f30" officeooo:paragraph-rsid="02165484"/>
    </style:style>
    <style:style style:name="P50" style:family="paragraph" style:parent-style-name="Table_20_Contents">
      <style:text-properties officeooo:rsid="020c1f30" officeooo:paragraph-rsid="020c1f30"/>
    </style:style>
    <style:style style:name="P51" style:family="paragraph" style:parent-style-name="Table_20_Contents">
      <style:text-properties officeooo:rsid="020c1f30" officeooo:paragraph-rsid="020ec3cf"/>
    </style:style>
    <style:style style:name="P52" style:family="paragraph" style:parent-style-name="Table_20_Contents">
      <style:text-properties officeooo:rsid="02007bc1" officeooo:paragraph-rsid="022674fe"/>
    </style:style>
    <style:style style:name="P53" style:family="paragraph" style:parent-style-name="Table_20_Contents">
      <style:text-properties officeooo:rsid="02007bc1" officeooo:paragraph-rsid="02007bc1"/>
    </style:style>
    <style:style style:name="P54" style:family="paragraph" style:parent-style-name="Table_20_Contents">
      <style:text-properties officeooo:rsid="02007bc1" officeooo:paragraph-rsid="0272c655"/>
    </style:style>
    <style:style style:name="P55" style:family="paragraph" style:parent-style-name="Table_20_Contents">
      <style:text-properties officeooo:rsid="02007bc1" officeooo:paragraph-rsid="029798bb"/>
    </style:style>
    <style:style style:name="P56" style:family="paragraph" style:parent-style-name="Table_20_Contents">
      <style:text-properties officeooo:rsid="02007bc1" officeooo:paragraph-rsid="02b3de6e"/>
    </style:style>
    <style:style style:name="P57" style:family="paragraph" style:parent-style-name="Table_20_Contents">
      <style:text-properties officeooo:rsid="02007bc1" officeooo:paragraph-rsid="02b6b16e"/>
    </style:style>
    <style:style style:name="P58" style:family="paragraph" style:parent-style-name="Table_20_Contents">
      <style:text-properties officeooo:rsid="02007bc1" officeooo:paragraph-rsid="02bebcc0"/>
    </style:style>
    <style:style style:name="P59" style:family="paragraph" style:parent-style-name="Table_20_Contents">
      <style:text-properties officeooo:rsid="02007bc1" officeooo:paragraph-rsid="02e7fffb"/>
    </style:style>
    <style:style style:name="P60" style:family="paragraph" style:parent-style-name="Table_20_Contents">
      <style:text-properties officeooo:rsid="02007bc1" officeooo:paragraph-rsid="030c7dcd"/>
    </style:style>
    <style:style style:name="P61" style:family="paragraph" style:parent-style-name="Table_20_Contents">
      <style:text-properties officeooo:rsid="02007bc1" officeooo:paragraph-rsid="034b70a2"/>
    </style:style>
    <style:style style:name="P62" style:family="paragraph" style:parent-style-name="Table_20_Contents">
      <style:text-properties officeooo:rsid="02007bc1" officeooo:paragraph-rsid="0376a707"/>
    </style:style>
    <style:style style:name="P63" style:family="paragraph" style:parent-style-name="Table_20_Contents">
      <style:text-properties officeooo:rsid="02007bc1" officeooo:paragraph-rsid="03a5c15d"/>
    </style:style>
    <style:style style:name="P64" style:family="paragraph" style:parent-style-name="Table_20_Contents">
      <style:text-properties officeooo:rsid="02007bc1" officeooo:paragraph-rsid="03c71eab"/>
    </style:style>
    <style:style style:name="P65" style:family="paragraph" style:parent-style-name="Table_20_Contents">
      <style:text-properties officeooo:rsid="02007bc1" officeooo:paragraph-rsid="03ed98c1"/>
    </style:style>
    <style:style style:name="P66" style:family="paragraph" style:parent-style-name="Table_20_Contents">
      <style:text-properties officeooo:rsid="02112d52" officeooo:paragraph-rsid="02112d52"/>
    </style:style>
    <style:style style:name="P67" style:family="paragraph" style:parent-style-name="Table_20_Contents">
      <style:text-properties officeooo:rsid="01cd16ac" officeooo:paragraph-rsid="01cd16ac"/>
    </style:style>
    <style:style style:name="P68" style:family="paragraph" style:parent-style-name="Table_20_Contents">
      <style:text-properties officeooo:paragraph-rsid="01318df1"/>
    </style:style>
    <style:style style:name="P69" style:family="paragraph" style:parent-style-name="Table_20_Contents">
      <style:text-properties officeooo:rsid="000e00e5" officeooo:paragraph-rsid="01b051ca"/>
    </style:style>
    <style:style style:name="P70" style:family="paragraph" style:parent-style-name="Table_20_Contents">
      <style:text-properties officeooo:rsid="000e00e5" officeooo:paragraph-rsid="016b23fd"/>
    </style:style>
    <style:style style:name="P71" style:family="paragraph" style:parent-style-name="Table_20_Contents">
      <style:text-properties officeooo:rsid="000e00e5" officeooo:paragraph-rsid="012ecb6a"/>
    </style:style>
    <style:style style:name="P72" style:family="paragraph" style:parent-style-name="Table_20_Contents">
      <style:text-properties officeooo:rsid="000e00e5" officeooo:paragraph-rsid="00ff1726"/>
    </style:style>
    <style:style style:name="P73" style:family="paragraph" style:parent-style-name="Table_20_Contents">
      <style:text-properties officeooo:rsid="000e00e5" officeooo:paragraph-rsid="0068b399"/>
    </style:style>
    <style:style style:name="P74" style:family="paragraph" style:parent-style-name="Table_20_Contents">
      <style:text-properties officeooo:rsid="000e00e5" officeooo:paragraph-rsid="000e00e5"/>
    </style:style>
    <style:style style:name="P75" style:family="paragraph" style:parent-style-name="Table_20_Contents">
      <style:text-properties officeooo:rsid="019e3055" officeooo:paragraph-rsid="019e3055"/>
    </style:style>
    <style:style style:name="P76" style:family="paragraph" style:parent-style-name="Table_20_Contents">
      <style:text-properties officeooo:paragraph-rsid="009926ab"/>
    </style:style>
    <style:style style:name="P77" style:family="paragraph" style:parent-style-name="Table_20_Contents">
      <style:text-properties officeooo:paragraph-rsid="018bcc13"/>
    </style:style>
    <style:style style:name="P78" style:family="paragraph" style:parent-style-name="Table_20_Contents">
      <style:text-properties officeooo:rsid="005a9e92" officeooo:paragraph-rsid="0133410a"/>
    </style:style>
    <style:style style:name="P79" style:family="paragraph" style:parent-style-name="Table_20_Contents">
      <style:text-properties officeooo:rsid="005a9e92" officeooo:paragraph-rsid="011685de"/>
    </style:style>
    <style:style style:name="P80" style:family="paragraph" style:parent-style-name="Table_20_Contents">
      <style:text-properties officeooo:paragraph-rsid="0179452c"/>
    </style:style>
    <style:style style:name="P81" style:family="paragraph" style:parent-style-name="Table_20_Contents">
      <style:text-properties officeooo:rsid="0168123f" officeooo:paragraph-rsid="0168123f"/>
    </style:style>
    <style:style style:name="P82" style:family="paragraph" style:parent-style-name="Table_20_Contents">
      <style:text-properties officeooo:rsid="0133410a" officeooo:paragraph-rsid="0133410a"/>
    </style:style>
    <style:style style:name="P83" style:family="paragraph" style:parent-style-name="Table_20_Contents">
      <style:text-properties officeooo:rsid="0146cf55" officeooo:paragraph-rsid="014bee7c"/>
    </style:style>
    <style:style style:name="P84" style:family="paragraph" style:parent-style-name="Table_20_Contents">
      <style:text-properties officeooo:paragraph-rsid="0082f19c"/>
    </style:style>
    <style:style style:name="P85" style:family="paragraph" style:parent-style-name="Table_20_Contents">
      <style:text-properties officeooo:rsid="00706026" officeooo:paragraph-rsid="00706026"/>
    </style:style>
    <style:style style:name="P86" style:family="paragraph" style:parent-style-name="Table_20_Contents">
      <style:text-properties officeooo:paragraph-rsid="006e8247"/>
    </style:style>
    <style:style style:name="P87" style:family="paragraph" style:parent-style-name="Table_20_Contents">
      <style:text-properties officeooo:paragraph-rsid="006c48dc"/>
    </style:style>
    <style:style style:name="P88" style:family="paragraph" style:parent-style-name="Table_20_Contents">
      <style:text-properties officeooo:paragraph-rsid="005ea966"/>
    </style:style>
    <style:style style:name="P89" style:family="paragraph" style:parent-style-name="Table_20_Contents">
      <style:text-properties officeooo:paragraph-rsid="005d89a9"/>
    </style:style>
    <style:style style:name="P90" style:family="paragraph" style:parent-style-name="Table_20_Contents">
      <style:text-properties officeooo:rsid="0274607a" officeooo:paragraph-rsid="0274607a"/>
    </style:style>
    <style:style style:name="P91" style:family="paragraph" style:parent-style-name="Table_20_Contents">
      <style:text-properties officeooo:rsid="02785a5b" officeooo:paragraph-rsid="02785a5b"/>
    </style:style>
    <style:style style:name="P92" style:family="paragraph" style:parent-style-name="Table_20_Contents">
      <style:text-properties officeooo:rsid="02a8f36a" officeooo:paragraph-rsid="02a8f36a"/>
    </style:style>
    <style:style style:name="P93" style:family="paragraph" style:parent-style-name="Table_20_Contents">
      <style:text-properties officeooo:rsid="02b3de6e" officeooo:paragraph-rsid="02b3de6e"/>
    </style:style>
    <style:style style:name="P94" style:family="paragraph" style:parent-style-name="Table_20_Contents">
      <style:text-properties officeooo:rsid="02b3de6e" officeooo:paragraph-rsid="02c21a3d"/>
    </style:style>
    <style:style style:name="P95" style:family="paragraph" style:parent-style-name="Table_20_Contents">
      <style:text-properties officeooo:rsid="02b3de6e" officeooo:paragraph-rsid="035a19bd"/>
    </style:style>
    <style:style style:name="P96" style:family="paragraph" style:parent-style-name="Table_20_Contents">
      <style:text-properties officeooo:rsid="02b3de6e" officeooo:paragraph-rsid="039730b3"/>
    </style:style>
    <style:style style:name="P97" style:family="paragraph" style:parent-style-name="Table_20_Contents">
      <style:text-properties officeooo:rsid="02b3de6e" officeooo:paragraph-rsid="03a61991"/>
    </style:style>
    <style:style style:name="P98" style:family="paragraph" style:parent-style-name="Table_20_Contents">
      <style:text-properties officeooo:rsid="02b6b16e" officeooo:paragraph-rsid="02b6b16e"/>
    </style:style>
    <style:style style:name="P99" style:family="paragraph" style:parent-style-name="Table_20_Contents">
      <style:text-properties officeooo:rsid="02b6b16e" officeooo:paragraph-rsid="03b51b58"/>
    </style:style>
    <style:style style:name="P100" style:family="paragraph" style:parent-style-name="Table_20_Contents">
      <style:text-properties officeooo:rsid="02b6b16e" officeooo:paragraph-rsid="03b60660"/>
    </style:style>
    <style:style style:name="P101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102" style:family="paragraph" style:parent-style-name="Table_20_Contents">
      <style:text-properties officeooo:rsid="038505c0" officeooo:paragraph-rsid="038505c0"/>
    </style:style>
    <style:style style:name="P103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104" style:family="paragraph" style:parent-style-name="Table_20_Contents">
      <style:text-properties fo:color="#629755" style:font-name="JetBrains Mono" fo:font-size="9.80000019073486pt" fo:font-style="italic" officeooo:rsid="0449116e" officeooo:paragraph-rsid="041fad77"/>
    </style:style>
    <style:style style:name="P105" style:family="paragraph" style:parent-style-name="Table_20_Contents">
      <style:text-properties fo:color="#629755" style:font-name="JetBrains Mono" fo:font-size="9.80000019073486pt" fo:font-style="italic" officeooo:rsid="0449116e" officeooo:paragraph-rsid="0452a49c"/>
    </style:style>
    <style:style style:name="P106" style:family="paragraph" style:parent-style-name="Table_20_Contents">
      <style:text-properties officeooo:rsid="02007bc1" officeooo:paragraph-rsid="044f7864"/>
    </style:style>
    <style:style style:name="P107" style:family="paragraph" style:parent-style-name="Table_20_Contents">
      <style:text-properties officeooo:rsid="02b3de6e" officeooo:paragraph-rsid="0452a49c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style:font-name="JetBrains Mono" fo:font-size="9.80000019073486pt" officeooo:rsid="041f26a9"/>
    </style:style>
    <style:style style:name="T8" style:family="text">
      <style:text-properties style:font-name="JetBrains Mono" fo:font-size="9.80000019073486pt" officeooo:rsid="041f6575"/>
    </style:style>
    <style:style style:name="T9" style:family="text">
      <style:text-properties style:font-name="JetBrains Mono" fo:font-size="9.80000019073486pt" fo:background-color="transparent" loext:char-shading-value="0"/>
    </style:style>
    <style:style style:name="T10" style:family="text">
      <style:text-properties style:font-name="JetBrains Mono" fo:font-size="9.80000019073486pt" officeooo:rsid="041ab5ee" fo:background-color="transparent" loext:char-shading-value="0"/>
    </style:style>
    <style:style style:name="T11" style:family="text">
      <style:text-properties style:font-name="JetBrains Mono" fo:font-size="9.80000019073486pt" officeooo:rsid="0430e543" fo:background-color="transparent" loext:char-shading-value="0"/>
    </style:style>
    <style:style style:name="T12" style:family="text">
      <style:text-properties style:font-name="JetBrains Mono" fo:font-size="9.80000019073486pt" officeooo:rsid="041ab5ee"/>
    </style:style>
    <style:style style:name="T13" style:family="text">
      <style:text-properties style:font-name="JetBrains Mono" fo:font-size="9.80000019073486pt" officeooo:rsid="04203399"/>
    </style:style>
    <style:style style:name="T14" style:family="text">
      <style:text-properties style:font-name="JetBrains Mono" fo:font-size="9.80000019073486pt" officeooo:rsid="0430e543"/>
    </style:style>
    <style:style style:name="T15" style:family="text">
      <style:text-properties style:font-name="JetBrains Mono" fo:font-size="9.80000019073486pt" officeooo:rsid="0449116e"/>
    </style:style>
    <style:style style:name="T16" style:family="text">
      <style:text-properties officeooo:rsid="00766ca9"/>
    </style:style>
    <style:style style:name="T17" style:family="text">
      <style:text-properties officeooo:rsid="007b015a"/>
    </style:style>
    <style:style style:name="T18" style:family="text">
      <style:text-properties fo:color="#000000" style:font-name="JetBrains Mono" fo:font-size="9.80000019073486pt"/>
    </style:style>
    <style:style style:name="T19" style:family="text">
      <style:text-properties fo:color="#000000" style:font-name="JetBrains Mono" fo:font-size="9.80000019073486pt" officeooo:rsid="007fc7ef"/>
    </style:style>
    <style:style style:name="T20" style:family="text">
      <style:text-properties fo:color="#000000" style:font-name="JetBrains Mono" fo:font-size="9.80000019073486pt" officeooo:rsid="0081c75c"/>
    </style:style>
    <style:style style:name="T21" style:family="text">
      <style:text-properties fo:color="#000000" style:font-name="JetBrains Mono" fo:font-size="9.80000019073486pt" officeooo:rsid="0082f19c"/>
    </style:style>
    <style:style style:name="T22" style:family="text">
      <style:text-properties fo:color="#000000" style:font-name="JetBrains Mono" fo:font-size="9.80000019073486pt" fo:background-color="transparent" loext:char-shading-value="0"/>
    </style:style>
    <style:style style:name="T23" style:family="text">
      <style:text-properties fo:color="#000000" style:font-name="JetBrains Mono" fo:font-size="9.80000019073486pt" officeooo:rsid="017ecd2d" fo:background-color="transparent" loext:char-shading-value="0"/>
    </style:style>
    <style:style style:name="T24" style:family="text">
      <style:text-properties fo:color="#000000" style:font-name="JetBrains Mono" fo:font-size="9.80000019073486pt" officeooo:rsid="04203399"/>
    </style:style>
    <style:style style:name="T25" style:family="text">
      <style:text-properties fo:color="#000000" style:font-name="JetBrains Mono" fo:font-size="9.80000019073486pt" officeooo:rsid="0449116e"/>
    </style:style>
    <style:style style:name="T26" style:family="text">
      <style:text-properties officeooo:rsid="0082f19c"/>
    </style:style>
    <style:style style:name="T27" style:family="text">
      <style:text-properties officeooo:rsid="009926ab"/>
    </style:style>
    <style:style style:name="T28" style:family="text">
      <style:text-properties officeooo:rsid="00b8f591"/>
    </style:style>
    <style:style style:name="T29" style:family="text">
      <style:text-properties officeooo:rsid="00be01d9"/>
    </style:style>
    <style:style style:name="T30" style:family="text">
      <style:text-properties officeooo:rsid="00f37017"/>
    </style:style>
    <style:style style:name="T31" style:family="text">
      <style:text-properties officeooo:rsid="00f593cb"/>
    </style:style>
    <style:style style:name="T32" style:family="text">
      <style:text-properties officeooo:rsid="00f6ddf6"/>
    </style:style>
    <style:style style:name="T33" style:family="text">
      <style:text-properties officeooo:rsid="01047f2c"/>
    </style:style>
    <style:style style:name="T34" style:family="text">
      <style:text-properties officeooo:rsid="0125a940"/>
    </style:style>
    <style:style style:name="T35" style:family="text">
      <style:text-properties officeooo:rsid="0133410a"/>
    </style:style>
    <style:style style:name="T36" style:family="text">
      <style:text-properties officeooo:rsid="0138aaf5"/>
    </style:style>
    <style:style style:name="T37" style:family="text">
      <style:text-properties officeooo:rsid="014bee7c"/>
    </style:style>
    <style:style style:name="T38" style:family="text">
      <style:text-properties officeooo:rsid="0161c907"/>
    </style:style>
    <style:style style:name="T39" style:family="text">
      <style:text-properties officeooo:rsid="0168123f"/>
    </style:style>
    <style:style style:name="T40" style:family="text">
      <style:text-properties officeooo:rsid="0171afb1"/>
    </style:style>
    <style:style style:name="T41" style:family="text">
      <style:text-properties officeooo:rsid="01743d1b"/>
    </style:style>
    <style:style style:name="T42" style:family="text">
      <style:text-properties officeooo:rsid="01826cab"/>
    </style:style>
    <style:style style:name="T43" style:family="text">
      <style:text-properties officeooo:rsid="0189d70c"/>
    </style:style>
    <style:style style:name="T44" style:family="text">
      <style:text-properties officeooo:rsid="0197bb4b"/>
    </style:style>
    <style:style style:name="T45" style:family="text">
      <style:text-properties officeooo:rsid="019d7653"/>
    </style:style>
    <style:style style:name="T46" style:family="text">
      <style:text-properties officeooo:rsid="01a04fcb"/>
    </style:style>
    <style:style style:name="T47" style:family="text">
      <style:text-properties officeooo:rsid="01a7867a"/>
    </style:style>
    <style:style style:name="T48" style:family="text">
      <style:text-properties officeooo:rsid="01b1c8c5"/>
    </style:style>
    <style:style style:name="T49" style:family="text">
      <style:text-properties officeooo:rsid="01ceec34"/>
    </style:style>
    <style:style style:name="T50" style:family="text">
      <style:text-properties fo:font-variant="normal" fo:text-transform="none" fo:color="#333333" style:font-name="Open Sans" fo:letter-spacing="normal" fo:font-style="normal" fo:font-weight="normal"/>
    </style:style>
    <style:style style:name="T51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52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53" style:family="text">
      <style:text-properties officeooo:rsid="01ea0ca4"/>
    </style:style>
    <style:style style:name="T54" style:family="text">
      <style:text-properties officeooo:rsid="01ee597e"/>
    </style:style>
    <style:style style:name="T55" style:family="text">
      <style:text-properties officeooo:rsid="01f163bc"/>
    </style:style>
    <style:style style:name="T56" style:family="text">
      <style:text-properties officeooo:rsid="01f2b423"/>
    </style:style>
    <style:style style:name="T57" style:family="text">
      <style:text-properties officeooo:rsid="01f3c103"/>
    </style:style>
    <style:style style:name="T58" style:family="text">
      <style:text-properties officeooo:rsid="01f529df"/>
    </style:style>
    <style:style style:name="T59" style:family="text">
      <style:text-properties officeooo:rsid="01fc2cfc"/>
    </style:style>
    <style:style style:name="T60" style:family="text">
      <style:text-properties officeooo:rsid="020ec3cf"/>
    </style:style>
    <style:style style:name="T61" style:family="text">
      <style:text-properties officeooo:rsid="02112d52"/>
    </style:style>
    <style:style style:name="T62" style:family="text">
      <style:text-properties officeooo:rsid="0212bc0f"/>
    </style:style>
    <style:style style:name="T63" style:family="text">
      <style:text-properties officeooo:rsid="021530d7"/>
    </style:style>
    <style:style style:name="T64" style:family="text">
      <style:text-properties officeooo:rsid="02194531"/>
    </style:style>
    <style:style style:name="T65" style:family="text">
      <style:text-properties officeooo:rsid="02194d13"/>
    </style:style>
    <style:style style:name="T66" style:family="text">
      <style:text-properties officeooo:rsid="022674fe"/>
    </style:style>
    <style:style style:name="T67" style:family="text">
      <style:text-properties officeooo:rsid="0228462a"/>
    </style:style>
    <style:style style:name="T68" style:family="text">
      <style:text-properties officeooo:rsid="022d10ca"/>
    </style:style>
    <style:style style:name="T69" style:family="text">
      <style:text-properties fo:color="#a9b7c6" style:font-name="JetBrains Mono" fo:font-size="9.80000019073486pt"/>
    </style:style>
    <style:style style:name="T70" style:family="text">
      <style:text-properties style:font-size-asian="12pt" style:font-size-complex="12pt"/>
    </style:style>
    <style:style style:name="T71" style:family="text">
      <style:text-properties officeooo:rsid="022f2918" style:font-size-asian="12pt" style:font-size-complex="12pt"/>
    </style:style>
    <style:style style:name="T72" style:family="text">
      <style:text-properties officeooo:rsid="0230f82b"/>
    </style:style>
    <style:style style:name="T73" style:family="text">
      <style:text-properties officeooo:rsid="02389022"/>
    </style:style>
    <style:style style:name="T74" style:family="text">
      <style:text-properties officeooo:rsid="023c1311"/>
    </style:style>
    <style:style style:name="T75" style:family="text">
      <style:text-properties officeooo:rsid="0243659e"/>
    </style:style>
    <style:style style:name="T76" style:family="text">
      <style:text-properties officeooo:rsid="0244bf85"/>
    </style:style>
    <style:style style:name="T77" style:family="text">
      <style:text-properties officeooo:rsid="027b5b7b"/>
    </style:style>
    <style:style style:name="T78" style:family="text">
      <style:text-properties officeooo:rsid="027e67bf"/>
    </style:style>
    <style:style style:name="T79" style:family="text">
      <style:text-properties officeooo:rsid="0287de7e"/>
    </style:style>
    <style:style style:name="T80" style:family="text">
      <style:text-properties officeooo:rsid="02978cc0"/>
    </style:style>
    <style:style style:name="T81" style:family="text">
      <style:text-properties officeooo:rsid="029a8832"/>
    </style:style>
    <style:style style:name="T82" style:family="text">
      <style:text-properties officeooo:rsid="02a6bd69"/>
    </style:style>
    <style:style style:name="T83" style:family="text">
      <style:text-properties officeooo:rsid="02c21a3d"/>
    </style:style>
    <style:style style:name="T84" style:family="text">
      <style:text-properties officeooo:rsid="02c4204a"/>
    </style:style>
    <style:style style:name="T85" style:family="text">
      <style:text-properties officeooo:rsid="02c4e46a"/>
    </style:style>
    <style:style style:name="T86" style:family="text">
      <style:text-properties fo:color="#ffc66d" style:font-name="JetBrains Mono" fo:font-size="9.80000019073486pt"/>
    </style:style>
    <style:style style:name="T87" style:family="text">
      <style:text-properties officeooo:rsid="02b6b16e"/>
    </style:style>
    <style:style style:name="T88" style:family="text">
      <style:text-properties officeooo:rsid="02cc3176"/>
    </style:style>
    <style:style style:name="T89" style:family="text">
      <style:text-properties officeooo:rsid="02da00ce"/>
    </style:style>
    <style:style style:name="T90" style:family="text">
      <style:text-properties officeooo:rsid="02e26d2d"/>
    </style:style>
    <style:style style:name="T91" style:family="text">
      <style:text-properties officeooo:rsid="02e8d5a0"/>
    </style:style>
    <style:style style:name="T92" style:family="text">
      <style:text-properties officeooo:rsid="02ec43ab"/>
    </style:style>
    <style:style style:name="T93" style:family="text">
      <style:text-properties officeooo:rsid="02eeb2c6"/>
    </style:style>
    <style:style style:name="T94" style:family="text">
      <style:text-properties officeooo:rsid="02efdb52"/>
    </style:style>
    <style:style style:name="T95" style:family="text">
      <style:text-properties officeooo:rsid="02f5e46b"/>
    </style:style>
    <style:style style:name="T96" style:family="text">
      <style:text-properties officeooo:rsid="02f67473"/>
    </style:style>
    <style:style style:name="T97" style:family="text">
      <style:text-properties officeooo:rsid="02f83838"/>
    </style:style>
    <style:style style:name="T98" style:family="text">
      <style:text-properties officeooo:rsid="02f96716"/>
    </style:style>
    <style:style style:name="T99" style:family="text">
      <style:text-properties officeooo:rsid="03008bb5"/>
    </style:style>
    <style:style style:name="T100" style:family="text">
      <style:text-properties fo:font-weight="normal" officeooo:rsid="03008bb5" style:font-weight-asian="normal" style:font-weight-complex="normal"/>
    </style:style>
    <style:style style:name="T101" style:family="text">
      <style:text-properties fo:font-weight="normal" officeooo:rsid="038ae9af" style:font-weight-asian="normal" style:font-weight-complex="normal"/>
    </style:style>
    <style:style style:name="T102" style:family="text">
      <style:text-properties fo:font-weight="normal" officeooo:rsid="039730b3" style:font-weight-asian="normal" style:font-weight-complex="normal"/>
    </style:style>
    <style:style style:name="T103" style:family="text">
      <style:text-properties fo:font-weight="normal" officeooo:rsid="039c9ecc" style:font-weight-asian="normal" style:font-weight-complex="normal"/>
    </style:style>
    <style:style style:name="T104" style:family="text">
      <style:text-properties officeooo:rsid="030e71c0"/>
    </style:style>
    <style:style style:name="T105" style:family="text">
      <style:text-properties officeooo:rsid="03232d17"/>
    </style:style>
    <style:style style:name="T106" style:family="text">
      <style:text-properties officeooo:rsid="032ed668"/>
    </style:style>
    <style:style style:name="T107" style:family="text">
      <style:text-properties officeooo:rsid="033e71d5"/>
    </style:style>
    <style:style style:name="T108" style:family="text">
      <style:text-properties officeooo:rsid="0341cffa"/>
    </style:style>
    <style:style style:name="T109" style:family="text">
      <style:text-properties officeooo:rsid="034f777b"/>
    </style:style>
    <style:style style:name="T110" style:family="text">
      <style:text-properties fo:font-size="12pt"/>
    </style:style>
    <style:style style:name="T111" style:family="text">
      <style:text-properties fo:font-size="12pt" officeooo:rsid="034f777b"/>
    </style:style>
    <style:style style:name="T112" style:family="text">
      <style:text-properties fo:font-size="12pt" fo:font-weight="normal" officeooo:rsid="038ae9af" style:font-weight-asian="normal" style:font-weight-complex="normal"/>
    </style:style>
    <style:style style:name="T113" style:family="text">
      <style:text-properties fo:font-size="12pt" fo:font-weight="normal" officeooo:rsid="039730b3" style:font-weight-asian="normal" style:font-weight-complex="normal"/>
    </style:style>
    <style:style style:name="T114" style:family="text">
      <style:text-properties fo:font-size="12pt" officeooo:rsid="03a914c0"/>
    </style:style>
    <style:style style:name="T115" style:family="text">
      <style:text-properties fo:font-size="12pt" officeooo:rsid="03adfa35"/>
    </style:style>
    <style:style style:name="T116" style:family="text">
      <style:text-properties fo:font-size="12pt" officeooo:rsid="03b51b58"/>
    </style:style>
    <style:style style:name="T117" style:family="text">
      <style:text-properties fo:font-size="12pt" officeooo:rsid="03b60660"/>
    </style:style>
    <style:style style:name="T118" style:family="text">
      <style:text-properties officeooo:rsid="036e319e"/>
    </style:style>
    <style:style style:name="T119" style:family="text">
      <style:text-properties fo:color="#6a8759" style:font-name="JetBrains Mono" fo:font-size="9.80000019073486pt"/>
    </style:style>
    <style:style style:name="T120" style:family="text">
      <style:text-properties fo:color="#bababa" style:font-name="JetBrains Mono" fo:font-size="9.80000019073486pt"/>
    </style:style>
    <style:style style:name="T121" style:family="text">
      <style:text-properties officeooo:rsid="037409e5"/>
    </style:style>
    <style:style style:name="T122" style:family="text">
      <style:text-properties officeooo:rsid="03796e05"/>
    </style:style>
    <style:style style:name="T123" style:family="text">
      <style:text-properties officeooo:rsid="03873f7c"/>
    </style:style>
    <style:style style:name="T124" style:family="text">
      <style:text-properties officeooo:rsid="0388aefc"/>
    </style:style>
    <style:style style:name="T125" style:family="text">
      <style:text-properties officeooo:rsid="038ae9af"/>
    </style:style>
    <style:style style:name="T126" style:family="text">
      <style:text-properties officeooo:rsid="039e4d42"/>
    </style:style>
    <style:style style:name="T127" style:family="text">
      <style:text-properties officeooo:rsid="03a5c15d"/>
    </style:style>
    <style:style style:name="T128" style:family="text">
      <style:text-properties officeooo:rsid="03a6010d"/>
    </style:style>
    <style:style style:name="T129" style:family="text">
      <style:text-properties officeooo:rsid="03a61991"/>
    </style:style>
    <style:style style:name="T130" style:family="text">
      <style:text-properties officeooo:rsid="03a704f6"/>
    </style:style>
    <style:style style:name="T131" style:family="text">
      <style:text-properties officeooo:rsid="03a914c0"/>
    </style:style>
    <style:style style:name="T132" style:family="text">
      <style:text-properties officeooo:rsid="03d1f3ea"/>
    </style:style>
    <style:style style:name="T133" style:family="text">
      <style:text-properties officeooo:rsid="03d7b3f0"/>
    </style:style>
    <style:style style:name="T134" style:family="text">
      <style:text-properties officeooo:rsid="03ebe2db"/>
    </style:style>
    <style:style style:name="T135" style:family="text">
      <style:text-properties officeooo:rsid="03ef3c25"/>
    </style:style>
    <style:style style:name="T136" style:family="text">
      <style:text-properties officeooo:rsid="03f22fe5"/>
    </style:style>
    <style:style style:name="T137" style:family="text">
      <style:text-properties officeooo:rsid="03f4ca07"/>
    </style:style>
    <style:style style:name="T138" style:family="text">
      <style:text-properties officeooo:rsid="040071c8"/>
    </style:style>
    <style:style style:name="T139" style:family="text">
      <style:text-properties officeooo:rsid="04051e93"/>
    </style:style>
    <style:style style:name="T140" style:family="text">
      <style:text-properties officeooo:rsid="04068124"/>
    </style:style>
    <style:style style:name="T141" style:family="text">
      <style:text-properties officeooo:rsid="0409fc26"/>
    </style:style>
    <style:style style:name="T142" style:family="text">
      <style:text-properties fo:color="#629755" style:font-name="JetBrains Mono" fo:font-size="9.80000019073486pt" fo:font-style="italic" officeooo:rsid="0449116e"/>
    </style:style>
    <style:style style:name="T143" style:family="text">
      <style:text-properties officeooo:rsid="045137a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74"><text:span text:style-name="T32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89">-<text:span text:style-name="T3">&gt; Reading: Odoo doc 14</text:span></text:p>
          </table:table-cell>
          <table:table-cell table:style-name="Table1.E2" office:value-type="string">
            <text:p text:style-name="P88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73"><text:span text:style-name="T31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87">-<text:span text:style-name="T3">&gt; Reading: qweb-pdf </text:span></text:p>
          </table:table-cell>
          <table:table-cell table:style-name="Table1.A2" office:value-type="string">
            <text:p text:style-name="P86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85">method</text:p>
            <text:p text:style-name="P85">-<text:span text:style-name="T16">&gt; configured outgoing mail server</text:span></text:p>
          </table:table-cell>
        </table:table-row>
        <table:table-row>
          <table:table-cell table:style-name="Table1.A2" office:value-type="string">
            <text:p text:style-name="P73"><text:span text:style-name="T30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17">&gt; used </text:span><text:span text:style-name="T18">_get_report_values </text:span><text:span text:style-name="T19"><text:s/>in abstract model.</text:span></text:p>
            <text:p text:style-name="Table_20_Contents"><text:span text:style-name="T19">-</text:span><text:span text:style-name="T20">&gt; </text:span><text:span text:style-name="T21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84">-<text:span text:style-name="T3">&gt; Task Implementation(Hotel Management)</text:span></text:p>
            <text:p text:style-name="P84">-<text:span text:style-name="T17">&gt; Created xml for mail template</text:span></text:p>
            <text:p text:style-name="P84">-<text:span text:style-name="T26">&gt; set mail_from, mail_to to res.partner</text:span></text:p>
            <text:p text:style-name="P84"/>
          </table:table-cell>
          <table:table-cell table:style-name="Table1.A2" office:value-type="string">
            <text:p text:style-name="P76">-<text:span text:style-name="T3">&gt; Task Implementation(Hotel Management)</text:span></text:p>
            <text:p text:style-name="P76">-<text:span text:style-name="T27">&gt; function to calc room price, used onchange and calculate.</text:span></text:p>
            <text:p text:style-name="P76">-<text:span text:style-name="T28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29">&gt; created qweb report with some css</text:span></text:p>
            <text:p text:style-name="Table_20_Contents">-<text:span text:style-name="T29">&gt; added total amount in report</text:span></text:p>
            <text:p text:style-name="Table_20_Contents">-<text:span text:style-name="T29">&gt; </text:span></text:p>
          </table:table-cell>
        </table:table-row>
        <table:table-row>
          <table:table-cell table:style-name="Table1.A2" office:value-type="string">
            <text:p text:style-name="P72"><text:span text:style-name="T30">22</text:span>/03/21</text:p>
          </table:table-cell>
          <table:table-cell table:style-name="Table1.A2" office:value-type="string">
            <text:p text:style-name="Table_20_Contents">-<text:span text:style-name="T33">&gt;created qweb-report </text:span></text:p>
          </table:table-cell>
          <table:table-cell table:style-name="Table1.A2" office:value-type="string">
            <text:p text:style-name="P79">Reading: Odoo doc 14</text:p>
          </table:table-cell>
          <table:table-cell table:style-name="Table1.A2" office:value-type="string">
            <text:p text:style-name="P76">-<text:span text:style-name="T34">&gt; Task implementation</text:span></text:p>
            <text:p text:style-name="P76">-<text:span text:style-name="T34">&gt; Reading: how to print xlsx report </text:span></text:p>
          </table:table-cell>
          <table:table-cell table:style-name="Table1.E2" office:value-type="string">
            <text:p text:style-name="P48">-<text:span text:style-name="T34">&gt; New Task :</text:span></text:p>
            <text:p text:style-name="P83">Create wizard and take 2 fields start date and end date, search all registrations between these 2 dates</text:p>
            <text:p text:style-name="P83">-<text:span text:style-name="T37">&gt; created menu for wizard</text:span>.</text:p>
            <text:p text:style-name="P48">-<text:span text:style-name="T34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71"><text:span text:style-name="T30">23</text:span>/03/21</text:p>
          </table:table-cell>
          <table:table-cell table:style-name="Table1.A2" office:value-type="string">
            <text:p text:style-name="P68">-<text:span text:style-name="T34">&gt; created domain for xlsx report</text:span></text:p>
            <text:p text:style-name="P68">-<text:span text:style-name="T35">&gt; generated report with basic fields like registration id, start and end date, room </text:span></text:p>
          </table:table-cell>
          <table:table-cell table:style-name="Table1.A2" office:value-type="string">
            <text:p text:style-name="P78">-<text:span text:style-name="T35">&gt; added more fields in report like guests, amount</text:span></text:p>
            <text:p text:style-name="P82">-&gt; used formula in report to calclulate total amount. </text:p>
          </table:table-cell>
          <table:table-cell table:style-name="Table1.A2" office:value-type="string">
            <text:p text:style-name="P76">-<text:span text:style-name="T36">&gt; created attachment url to download xlsx report on button click.</text:span></text:p>
            <text:p text:style-name="P76">-<text:span text:style-name="T38">&gt; Reading: Worksheet class</text:span></text:p>
          </table:table-cell>
          <table:table-cell table:style-name="Table1.E2" office:value-type="string">
            <text:p text:style-name="P48">-<text:span text:style-name="T39">&gt; New task:</text:span></text:p>
            <text:p text:style-name="P81">Smart button</text:p>
            <text:p text:style-name="P81">-&gt; Created smart button</text:p>
            <text:p text:style-name="P81"/>
          </table:table-cell>
        </table:table-row>
        <table:table-row>
          <table:table-cell table:style-name="Table1.A2" office:value-type="string">
            <text:p text:style-name="P70"><text:span text:style-name="T30">24</text:span>/03/21</text:p>
          </table:table-cell>
          <table:table-cell table:style-name="Table1.A2" office:value-type="string">
            <text:p text:style-name="P68">-<text:span text:style-name="T40">&gt; Added field ‘registration count’ with smart button to count number of registrations</text:span></text:p>
            <text:p text:style-name="P80">-<text:span text:style-name="T40">&gt; created function for smart button.</text:span></text:p>
          </table:table-cell>
          <table:table-cell table:style-name="Table1.A2" office:value-type="string">
            <text:p text:style-name="P78">-<text:span text:style-name="T41">&gt; Created function to count number of registrations</text:span></text:p>
            <text:p text:style-name="P77"><text:span text:style-name="T3">-&gt; understanding code: </text:span><text:span text:style-name="T22">action_view_invoice </text:span><text:span text:style-name="T23">from sale.py</text:span></text:p>
            <text:p text:style-name="P3"/>
            <text:p text:style-name="P2"/>
          </table:table-cell>
          <table:table-cell table:style-name="Table1.A2" office:value-type="string">
            <text:p text:style-name="P76">-<text:span text:style-name="T42">&gt; used domain for registration </text:span></text:p>
            <text:p text:style-name="P76">-<text:span text:style-name="T43">&gt; Reading: Actions</text:span></text:p>
            <text:p text:style-name="P76">-<text:span text:style-name="T44">&gt; Reading: Read excel file in python</text:span></text:p>
            <text:p text:style-name="P76">-<text:line-break/><text:span text:style-name="T44">&gt; Implementation: reading excel file in python with xlrd</text:span></text:p>
          </table:table-cell>
          <table:table-cell table:style-name="Table1.E2" office:value-type="string">
            <text:p text:style-name="P48">-<text:span text:style-name="T45">&gt; New Task:</text:span></text:p>
            <text:p text:style-name="P75">read data from excel file and create records <text:span text:style-name="T47">given in file</text:span></text:p>
            <text:p text:style-name="P75">-&gt; Created Wizard to import excel file</text:p>
            <text:p text:style-name="P75">-&gt; <text:span text:style-name="T46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69"><text:span text:style-name="T30">25</text:span>/03/21</text:p>
          </table:table-cell>
          <table:table-cell table:style-name="Table1.A2" office:value-type="string">
            <text:p text:style-name="P68">-<text:span text:style-name="T48">&gt; Created wizard for success message</text:span></text:p>
            <text:p text:style-name="P67">-&gt; Created form view for wizard</text:p>
            <text:p text:style-name="P67">-<text:span text:style-name="T49">&gt; Success Message show when importing excel file is done.</text:span></text:p>
          </table:table-cell>
          <table:table-cell table:style-name="Table1.A2" office:value-type="string">
            <text:p text:style-name="P16"><text:span text:style-name="T3">-&gt; Solved error: </text:span><text:span text:style-name="T50">.</text:span><text:span text:style-name="T51">invalid literal for int() with base 10: "1.5"</text:span></text:p>
            <text:p text:style-name="P45"/>
            <text:p text:style-name="P16"><text:span text:style-name="T51">-</text:span><text:span text:style-name="T52">&gt; Reading: odoo doc 14.</text:span></text:p>
          </table:table-cell>
          <table:table-cell table:style-name="Table1.A2" office:value-type="string">
            <text:p text:style-name="P47">-<text:span text:style-name="T53">&gt; New task: add button before product_id in sale.order module and upload excel sheet from wizard. Products will be added in sale.order.lines</text:span></text:p>
            <text:p text:style-name="P47">-<text:span text:style-name="T54">&gt; Created Wizard </text:span></text:p>
            <text:p text:style-name="P47">-<text:span text:style-name="T55">&gt; Added button before product_id in sale order</text:span></text:p>
          </table:table-cell>
          <table:table-cell table:style-name="Table1.E2" office:value-type="string">
            <text:p text:style-name="P48">-<text:span text:style-name="T56">&gt; on button click, wizard open</text:span></text:p>
            <text:p text:style-name="P48">-<text:span text:style-name="T57">&gt; excel file uploaded and products created on submit button of wizard</text:span></text:p>
            <text:p text:style-name="P48">-<text:span text:style-name="T58">&gt; used sale.order.line write method to automatically add products</text:span></text:p>
            <text:p text:style-name="P48">-<text:span text:style-name="T59">&gt; task completed.</text:span></text:p>
          </table:table-cell>
        </table:table-row>
        <table:table-row>
          <table:table-cell table:style-name="Table1.A2" office:value-type="string">
            <text:p text:style-name="P53">26/03/2021</text:p>
          </table:table-cell>
          <table:table-cell table:style-name="Table1.A2" office:value-type="string">
            <text:p text:style-name="P50">-<text:span text:style-name="T60">&gt; If product is already available in product.product then same product should not be creared</text:span></text:p>
            <text:p text:style-name="P50">-<text:span text:style-name="T61">&gt; If product is not available then </text:span><text:soft-page-break/><text:span text:style-name="T61">prodict should be crated:</text:span></text:p>
            <text:p text:style-name="P66">Done this task</text:p>
            <text:p text:style-name="P50"/>
          </table:table-cell>
          <table:table-cell table:style-name="Table1.A2" office:value-type="string">
            <text:p text:style-name="P16">-<text:span text:style-name="T62">&gt; Reading : Security file, odoo doc</text:span></text:p>
          </table:table-cell>
          <table:table-cell table:style-name="Table1.A2" office:value-type="string">
            <text:p text:style-name="P49"/>
            <text:p text:style-name="P49">Reading: Group and Ir rule in odoo</text:p>
            <text:p text:style-name="P51"/>
            <text:p text:style-name="P46">-<text:span text:style-name="T63">&gt; Created Trainsient model by </text:span><text:soft-page-break/><text:span text:style-name="T63">inheriting sale order</text:span></text:p>
          </table:table-cell>
          <table:table-cell table:style-name="Table1.E2" office:value-type="string">
            <text:p text:style-name="P48">-<text:span text:style-name="T65">&gt; added new field sale limit in sales configuration setting</text:span></text:p>
            <text:p text:style-name="P48"/>
            <text:p text:style-name="P48">-<text:span text:style-name="T64">&gt; used set_values and get_values to save sale_limit </text:span><text:soft-page-break/><text:span text:style-name="T64">value</text:span></text:p>
          </table:table-cell>
        </table:table-row>
        <table:table-row>
          <table:table-cell table:style-name="Table1.A2" office:value-type="string">
            <text:p text:style-name="P52">2<text:span text:style-name="T66">7</text:span>/03/2021</text:p>
          </table:table-cell>
          <table:table-cell table:style-name="Table1.A2" office:value-type="string">
            <text:p text:style-name="P50">-<text:span text:style-name="T67">&gt; added to_approve state in statusbar</text:span></text:p>
            <text:p text:style-name="P50">-<text:span text:style-name="T68">&gt; override action_confirm method to change state if given condition is satisfied</text:span></text:p>
          </table:table-cell>
          <table:table-cell table:style-name="Table1.A2" office:value-type="string">
            <text:p text:style-name="P17"><text:span text:style-name="T70">-</text:span><text:span text:style-name="T71">&gt; inherited </text:span><text:span text:style-name="T69">res.config.settings</text:span></text:p>
            <text:p text:style-name="P15">to add field to its proper position with some css</text:p>
            <text:p text:style-name="P15">-&gt; <text:span text:style-name="T72">Created a group: sales limit</text:span></text:p>
            <text:p text:style-name="P15"/>
            <text:p text:style-name="P15"/>
          </table:table-cell>
          <table:table-cell table:style-name="Table1.A2" office:value-type="string">
            <text:p text:style-name="P49">-<text:span text:style-name="T73">&gt; Only users that has access of sales_limit can approve sale order</text:span></text:p>
            <text:p text:style-name="P49">-<text:span text:style-name="T74">&gt; Added button in sale form with some condition(used: attrs)</text:span></text:p>
          </table:table-cell>
          <table:table-cell table:style-name="Table1.E2" office:value-type="string">
            <text:p text:style-name="P48">-<text:span text:style-name="T75">&gt; Created a menu <text:s/>“To Approve” in sale-&gt;order</text:span></text:p>
            <text:p text:style-name="P48">-<text:span text:style-name="T76">&gt; This menu should display only sales orders which has state as “to_approve”(used domain)</text:span></text:p>
            <text:p text:style-name="P48">-<text:span text:style-name="T76">&gt; Task Done.</text:span></text:p>
          </table:table-cell>
        </table:table-row>
        <table:table-row>
          <table:table-cell table:style-name="Table1.A2" office:value-type="string">
            <text:p text:style-name="P54"><text:span text:style-name="T80">30</text:span>/03/2021</text:p>
          </table:table-cell>
          <table:table-cell table:style-name="Table1.A2" office:value-type="string">
            <text:p text:style-name="P90">Reading: Groups in odoo</text:p>
          </table:table-cell>
          <table:table-cell table:style-name="Table1.A2" office:value-type="string">
            <text:p text:style-name="P18">Reading: <text:span text:style-name="T78">Odoo do c 14</text:span></text:p>
          </table:table-cell>
          <table:table-cell table:style-name="Table1.A2" office:value-type="string">
            <text:p text:style-name="P91">Understanding sale functional <text:span text:style-name="T79">F</text:span>low<text:span text:style-name="T77">(Odoo e-learning)</text:span></text:p>
          </table:table-cell>
          <table:table-cell table:style-name="Table1.E2" office:value-type="string">
            <text:p text:style-name="P91">Understanding sale functional <text:span text:style-name="T79">F</text:span>low</text:p>
          </table:table-cell>
        </table:table-row>
        <table:table-row>
          <table:table-cell table:style-name="Table1.A2" office:value-type="string">
            <text:p text:style-name="P55"><text:span text:style-name="T80">31</text:span>/03/2021</text:p>
          </table:table-cell>
          <table:table-cell table:style-name="Table1.A2" office:value-type="string">
            <text:p text:style-name="P91">Understanding sale functional <text:span text:style-name="T79">F</text:span>low</text:p>
          </table:table-cell>
          <table:table-cell table:style-name="Table1.A2" office:value-type="string">
            <text:p text:style-name="P19">Understanding <text:span text:style-name="T81">Landed Cost(inventory)</text:span></text:p>
          </table:table-cell>
          <table:table-cell table:style-name="Table1.A2" office:value-type="string">
            <text:p text:style-name="P20">Understanding <text:span text:style-name="T81">Landed Cost(inventory)</text:span></text:p>
          </table:table-cell>
          <table:table-cell table:style-name="Table1.E2" office:value-type="string">
            <text:p text:style-name="P20">Understanding <text:span text:style-name="T81">Landed Cost(inventory)</text:span></text:p>
          </table:table-cell>
        </table:table-row>
        <table:table-row>
          <table:table-cell table:style-name="Table1.A2" office:value-type="string">
            <text:p text:style-name="P56"><text:span text:style-name="T82">01</text:span>/0<text:span text:style-name="T82">4</text:span>/2021</text:p>
          </table:table-cell>
          <table:table-cell table:style-name="Table1.A2" office:value-type="string">
            <text:p text:style-name="P92">Reading: Landed Cost</text:p>
          </table:table-cell>
          <table:table-cell table:style-name="Table1.A2" office:value-type="string">
            <text:p text:style-name="P21"><text:s/>Checked Point Of Sale module </text:p>
          </table:table-cell>
          <table:table-cell table:style-name="Table1.A2" office:value-type="string">
            <text:p text:style-name="P21">Implementation: POS Functional Flow</text:p>
          </table:table-cell>
          <table:table-cell table:style-name="Table1.E2" office:value-type="string">
            <text:p text:style-name="P21">Checked Diff between POS and Sale Module.</text:p>
          </table:table-cell>
        </table:table-row>
        <table:table-row>
          <table:table-cell table:style-name="Table1.A2" office:value-type="string">
            <text:p text:style-name="P56"><text:span text:style-name="T82">02</text:span>/0<text:span text:style-name="T82">4</text:span>/2021</text:p>
          </table:table-cell>
          <table:table-cell table:style-name="Table1.A2" office:value-type="string">
            <text:p text:style-name="P93">Learnt Sale Module from odoo e learning</text:p>
          </table:table-cell>
          <table:table-cell table:style-name="Table1.A2" office:value-type="string">
            <text:p text:style-name="P22">Learnt Sale Module from odoo e learning</text:p>
          </table:table-cell>
          <table:table-cell table:style-name="Table1.A2" office:value-type="string">
            <text:p text:style-name="P22">Learnt Sale Module from odoo e learning</text:p>
          </table:table-cell>
          <table:table-cell table:style-name="Table1.E2" office:value-type="string">
            <text:p text:style-name="P22">Task Implementation: Global Discount in sale module</text:p>
            <text:p text:style-name="P22">-&gt; Inherited Sale</text:p>
            <text:p text:style-name="P22">-&gt; Added 2 Field in sale form</text:p>
          </table:table-cell>
        </table:table-row>
        <table:table-row>
          <table:table-cell table:style-name="Table1.A2" office:value-type="string">
            <text:p text:style-name="P57"><text:span text:style-name="T82">03</text:span>/0<text:span text:style-name="T82">4</text:span>/2021</text:p>
          </table:table-cell>
          <table:table-cell table:style-name="Table1.A2" office:value-type="string">
            <text:p text:style-name="P98">-&gt; implementation of task:</text:p>
            <text:p text:style-name="P98">-&gt; <text:s/>inherited sale </text:p>
            <text:p text:style-name="P98">-&gt; added a global discount selection field)percentage and amount)</text:p>
          </table:table-cell>
          <table:table-cell table:style-name="Table1.A2" office:value-type="string">
            <text:p text:style-name="P27">implemented task :</text:p>
            <text:p text:style-name="P27">-&gt; If amount is more than total, raise error</text:p>
            <text:p text:style-name="P27">-&gt; if percentage is more than 100, raise error</text:p>
            <text:p text:style-name="P27">-&gt; override amount_all method to calculate total</text:p>
            <text:p text:style-name="P27"/>
          </table:table-cell>
          <table:table-cell table:style-name="Table1.A2" office:value-type="string">
            <text:p text:style-name="P27">implemented task :</text:p>
            <text:p text:style-name="P27">-&gt; Discount field added in quotation / order with proper format and position</text:p>
            <text:p text:style-name="P27">-&gt; Task Completed</text:p>
          </table:table-cell>
          <table:table-cell table:style-name="Table1.E2" office:value-type="string">
            <text:p text:style-name="P27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58"><text:span text:style-name="T82">05</text:span>/0<text:span text:style-name="T82">4</text:span>/2021</text:p>
          </table:table-cell>
          <table:table-cell table:style-name="Table1.A2" office:value-type="string">
            <text:p text:style-name="P94">Learnt <text:span text:style-name="T83">Purchase</text:span> Module from odoo e learning</text:p>
          </table:table-cell>
          <table:table-cell table:style-name="Table1.A2" office:value-type="string">
            <text:p text:style-name="P29">implemented task :</text:p>
            <text:p text:style-name="P28">-<text:span text:style-name="T84">&gt; Add New field in sale module(in notebook) to add </text:span><text:soft-page-break/><text:span text:style-name="T84">signature</text:span></text:p>
            <text:p text:style-name="P28">-<text:span text:style-name="T85">&gt; Pass this signature to stock.picking and account.move</text:span></text:p>
            <text:p text:style-name="P28">-<text:span text:style-name="T85">&gt; inherited sale and added a filed signature in notebook</text:span></text:p>
            <text:p text:style-name="P28"/>
          </table:table-cell>
          <table:table-cell table:style-name="Table1.A2" office:value-type="string">
            <text:p text:style-name="P29">implemented task :</text:p>
            <text:p text:style-name="P30"><text:span text:style-name="T87">-&gt; Overrided </text:span><text:span text:style-name="T86">action_view_delivery</text:span></text:p>
            <text:p text:style-name="P31"><text:soft-page-break/>method and write on picking_ids to passed signature</text:p>
            <text:p text:style-name="P31"/>
            <text:p text:style-name="P31">-<text:span text:style-name="T88">&gt; Inherited stock.picking and account.move and added field signature in both module(added signature field in n otebook page)</text:span></text:p>
            <text:p text:style-name="P31"/>
            <text:p text:style-name="P101"/>
          </table:table-cell>
          <table:table-cell table:style-name="Table1.E2" office:value-type="string">
            <text:p text:style-name="P33">-<text:span text:style-name="T90">&gt; Session: 28 Min</text:span></text:p>
            <text:p text:style-name="P33"/>
            <text:p text:style-name="P27">-<text:span text:style-name="T89">&gt; New Task:</text:span></text:p>
            <text:p text:style-name="P32">Connect odoo <text:soft-page-break/>with xmlrpc</text:p>
            <text:p text:style-name="P32">-&gt; Reading: How to connect odoo with xmlrpc</text:p>
            <text:p text:style-name="P32">-&gt; Implemened connection</text:p>
            <text:p text:style-name="P32">-&gt; Connection established</text:p>
            <text:p text:style-name="P32"/>
          </table:table-cell>
        </table:table-row>
        <table:table-row>
          <table:table-cell table:style-name="Table1.A2" office:value-type="string">
            <text:p text:style-name="P59"><text:span text:style-name="T82">06</text:span>/0<text:span text:style-name="T82">4</text:span>/2021</text:p>
          </table:table-cell>
          <table:table-cell table:style-name="Table1.A2" office:value-type="string">
            <text:p text:style-name="P94">-<text:span text:style-name="T91">&gt; Tried search, create query with xmlrpc</text:span></text:p>
          </table:table-cell>
          <table:table-cell table:style-name="Table1.A2" office:value-type="string">
            <text:p text:style-name="P29">-<text:span text:style-name="T92">&gt; New task:</text:span></text:p>
            <text:p text:style-name="P34">Create products from xls file by xmlrpc</text:p>
            <text:p text:style-name="P34">-&gt; <text:span text:style-name="T93">Created xls file for new prodcuts</text:span></text:p>
            <text:p text:style-name="P34">-<text:span text:style-name="T93">&gt; Created new prodcuts by xmlrpc using write method</text:span></text:p>
            <text:p text:style-name="P34">-<text:span text:style-name="T94">&gt; task done.</text:span></text:p>
          </table:table-cell>
          <table:table-cell table:style-name="Table1.A2" office:value-type="string">
            <text:p text:style-name="P29">-<text:span text:style-name="T97">&gt; search in sale.order with xmlrpc </text:span></text:p>
            <text:p text:style-name="P29">-<text:span text:style-name="T98">&gt; write in sale.order with xmlrpc</text:span></text:p>
            <text:p text:style-name="P29">-<text:span text:style-name="T95">&gt; Checked Fiscal Position</text:span></text:p>
            <text:p text:style-name="P29">-<text:span text:style-name="T95">&gt; Implemened Fiscal Position</text:span></text:p>
            <text:p text:style-name="P29">-<text:span text:style-name="T96">&gt; Reading: Oncascade meaning</text:span></text:p>
          </table:table-cell>
          <table:table-cell table:style-name="Table1.E2" office:value-type="string">
            <text:p text:style-name="P33">-<text:span text:style-name="T99">&gt;</text:span><text:span text:style-name="T100"> New task: Pivot view</text:span></text:p>
            <text:p text:style-name="P35">-&gt; Created Pivot view for hotel room object</text:p>
            <text:p text:style-name="P35">-&gt; Created pivot view for hotel registration object</text:p>
          </table:table-cell>
        </table:table-row>
        <table:table-row>
          <table:table-cell table:style-name="Table1.A2" office:value-type="string">
            <text:p text:style-name="P60"><text:span text:style-name="T82">07</text:span>/0<text:span text:style-name="T82">4</text:span>/2021</text:p>
          </table:table-cell>
          <table:table-cell table:style-name="Table1.A2" office:value-type="string">
            <text:p text:style-name="P94">-<text:span text:style-name="T104">&gt; Created kanban view for hotel registration</text:span></text:p>
            <text:p text:style-name="P94">-<text:span text:style-name="T104">&gt; Tried adding some css in kanban view</text:span></text:p>
          </table:table-cell>
          <table:table-cell table:style-name="Table1.A2" office:value-type="string">
            <text:p text:style-name="P29">-<text:span text:style-name="T105">&gt; New task: Add global discount as a measure in sale order pivot view</text:span></text:p>
            <text:p text:style-name="P29">-<text:span text:style-name="T106">&gt; Inherited Sale order pivot view and added global dicount field as a measure using xpath</text:span></text:p>
            <text:p text:style-name="P29">-<text:span text:style-name="T106">&gt; replaced row month by SO number in sale pivot view using xpath </text:span></text:p>
          </table:table-cell>
          <table:table-cell table:style-name="Table1.A2" office:value-type="string">
            <text:p text:style-name="P29"><text:s/>-<text:span text:style-name="T107">&gt; New task: </text:span></text:p>
            <text:p text:style-name="P40">add product image in sale order line, stock.picking and account.move</text:p>
            <text:p text:style-name="P40">-<text:span text:style-name="T108">&gt; created related field for image</text:span></text:p>
            <text:p text:style-name="P40"/>
          </table:table-cell>
          <table:table-cell table:style-name="Table1.E2" office:value-type="string">
            <text:p text:style-name="P36">-&gt; I<text:span text:style-name="T108">nherited sale.order and added prodcut image field using xpath and related field.</text:span></text:p>
          </table:table-cell>
        </table:table-row>
        <table:table-row>
          <table:table-cell table:style-name="Table1.A2" office:value-type="string">
            <text:p text:style-name="P61"><text:span text:style-name="T82">08</text:span>/0<text:span text:style-name="T82">4</text:span>/2021</text:p>
          </table:table-cell>
          <table:table-cell table:style-name="Table1.A2" office:value-type="string">
            <text:p text:style-name="P95">-<text:span text:style-name="T109">&gt; Inherited stock.picking.line and added prodcut image using xpath </text:span><text:span text:style-name="T111">and related field.</text:span></text:p>
          </table:table-cell>
          <table:table-cell table:style-name="Table1.A2" office:value-type="string">
            <text:p text:style-name="P23">-<text:span text:style-name="T109">&gt; Inherited account.move.line and added prodcut image using xpath and related field.</text:span></text:p>
          </table:table-cell>
          <table:table-cell table:style-name="Table1.A2" office:value-type="string">
            <text:p text:style-name="P29">-<text:span text:style-name="T118">&gt; New task:</text:span></text:p>
            <text:p text:style-name="P41">add hour field in order_date of sale pivot view</text:p>
            <text:p text:style-name="P42"><text:span text:style-name="T118">-&gt;inherited </text:span><text:span text:style-name="T119">assets_backend</text:span></text:p>
            <text:p text:style-name="P43">and addes js file.</text:p>
            <text:p text:style-name="P43">-&gt; created js file and function to <text:soft-page-break/>load xml file</text:p>
          </table:table-cell>
          <table:table-cell table:style-name="Table1.E2" office:value-type="string">
            <text:p text:style-name="P37"><text:span text:style-name="T87">-&gt;created xml file <text:s/>and used </text:span><text:span text:style-name="T120">t-extend</text:span><text:span text:style-name="T119">=</text:span></text:p>
            <text:p text:style-name="P39"><text:s/>and t-jquery to inherit pivot view default fields</text:p>
            <text:p text:style-name="P38">-<text:span text:style-name="T121">&gt; that didnt work.</text:span></text:p>
          </table:table-cell>
        </table:table-row>
        <table:table-row>
          <table:table-cell table:style-name="Table1.A2" office:value-type="string">
            <text:p text:style-name="P62"><text:span text:style-name="T82">09</text:span>/0<text:span text:style-name="T82">4</text:span>/2021</text:p>
          </table:table-cell>
          <table:table-cell table:style-name="Table1.A2" office:value-type="string">
            <text:p text:style-name="P102">-<text:span text:style-name="T126">&gt; installed odoo 13.</text:span></text:p>
            <text:p text:style-name="P102">-&gt; tried same code <text:span text:style-name="T123">on</text:span> odoo 13 and it worked. </text:p>
          </table:table-cell>
          <table:table-cell table:style-name="Table1.A2" office:value-type="string">
            <text:p text:style-name="P96">-<text:span text:style-name="T122">&gt; </text:span><text:span text:style-name="T112">Understanding </text:span><text:span text:style-name="T113">workflow of</text:span><text:span text:style-name="T122"> ecommerce module.</text:span></text:p>
          </table:table-cell>
          <table:table-cell table:style-name="Table1.A2" office:value-type="string">
            <text:p text:style-name="P24">-<text:span text:style-name="T122">&gt; </text:span><text:span text:style-name="T101">Understanding </text:span><text:span text:style-name="T102">workflow of</text:span><text:span text:style-name="T122"> ecommerce module.</text:span></text:p>
          </table:table-cell>
          <table:table-cell table:style-name="Table1.E2" office:value-type="string">
            <text:p text:style-name="P33">-<text:span text:style-name="T124">&gt; </text:span><text:span text:style-name="T103">Reading: odoo doc 14</text:span></text:p>
            <text:p text:style-name="P33">-<text:span text:style-name="T125">&gt; </text:span><text:span text:style-name="T101">Understanding new task.</text:span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63"><text:span text:style-name="T127">10</text:span>/0<text:span text:style-name="T82">4</text:span>/2021</text:p>
          </table:table-cell>
          <table:table-cell table:style-name="Table1.A2" office:value-type="string">
            <text:p text:style-name="P97">-<text:span text:style-name="T128">&gt; New task: </text:span></text:p>
            <text:p text:style-name="P97">------------------<text:span text:style-name="T128">create doctor.appointment </text:span></text:p>
            <text:p text:style-name="P94">-<text:span text:style-name="T129">&gt; create appointment menu in website</text:span></text:p>
            <text:p text:style-name="P94">-<text:span text:style-name="T129">&gt; create appointment form and on submit button, data should be inserted in doctor.appointment model</text:span></text:p>
            <text:p text:style-name="P94">------------------</text:p>
            <text:p text:style-name="P94">-<text:span text:style-name="T129">&gt; Created doctor.appointment object and fields</text:span></text:p>
          </table:table-cell>
          <table:table-cell table:style-name="Table1.A2" office:value-type="string">
            <text:p text:style-name="P25">-<text:span text:style-name="T129">&gt; Created doctor.appointment tree and form view</text:span></text:p>
            <text:p text:style-name="P25">-<text:span text:style-name="T130">&gt; Added appointment menu in website.</text:span></text:p>
          </table:table-cell>
          <table:table-cell table:style-name="Table1.A2" office:value-type="string">
            <text:p text:style-name="P29">-<text:span text:style-name="T131">&gt; Created appointment page using html and css</text:span></text:p>
          </table:table-cell>
          <table:table-cell table:style-name="Table1.E2" office:value-type="string">
            <text:p text:style-name="P99"><text:span text:style-name="T110">-</text:span><text:span text:style-name="T114">&gt; Created </text:span><text:span text:style-name="T115">2 routes in controller t</text:span></text:p>
            <text:p text:style-name="P100"><text:span text:style-name="T116">1) t</text:span><text:span text:style-name="T115">o render appointment page </text:span></text:p>
            <text:p text:style-name="P44"/>
            <text:p text:style-name="P100"><text:span text:style-name="T117">2) </text:span><text:span text:style-name="T115">to insert data in doctor.appointment model</text:span></text:p>
          </table:table-cell>
        </table:table-row>
        <table:table-row>
          <table:table-cell table:style-name="Table1.A2" office:value-type="string">
            <text:p text:style-name="P64"><text:span text:style-name="T127">12</text:span>/0<text:span text:style-name="T82">4</text:span>/2021</text:p>
          </table:table-cell>
          <table:table-cell table:style-name="Table1.A2" office:value-type="string">
            <text:p text:style-name="P97">-<text:span text:style-name="T132">&gt; Created Thank you page. This page will be called when appointment has been creared.</text:span></text:p>
          </table:table-cell>
          <table:table-cell table:style-name="Table1.A2" office:value-type="string">
            <text:p text:style-name="P25">-<text:span text:style-name="T133">&gt; Reading odoo doc 14.</text:span></text:p>
          </table:table-cell>
          <table:table-cell table:style-name="Table1.A2" office:value-type="string">
            <text:p text:style-name="P26">-<text:span text:style-name="T133">&gt; Added Apply discount Boolean field on sale oder form. If this boolean is ticked, then only discount should be added</text:span></text:p>
          </table:table-cell>
          <table:table-cell table:style-name="Table1.E2" office:value-type="string">
            <text:p text:style-name="P99">-<text:span text:style-name="T134">&gt; tried with 2,0</text:span></text:p>
            <text:p text:style-name="P99">-<text:span text:style-name="T134">&gt; tried with 5,0,0</text:span></text:p>
            <text:p text:style-name="P99">-<text:span text:style-name="T137">&gt; both didnt work.</text:span></text:p>
          </table:table-cell>
        </table:table-row>
        <table:table-row>
          <table:table-cell table:style-name="Table1.A2" office:value-type="string">
            <text:p text:style-name="P65"><text:span text:style-name="T127">13</text:span>/0<text:span text:style-name="T82">4</text:span>/2021</text:p>
          </table:table-cell>
          <table:table-cell table:style-name="Table1.A2" office:value-type="string">
            <text:p text:style-name="P97">-<text:span text:style-name="T135">&gt; tried to unlick particular record of order line with 3,id,0 and it worked.</text:span></text:p>
            <text:p text:style-name="P97">-<text:span text:style-name="T136">&gt; Created Account on Sandbox.</text:span></text:p>
          </table:table-cell>
          <table:table-cell table:style-name="Table1.A2" office:value-type="string">
            <text:p text:style-name="P11">-<text:span text:style-name="T138">&gt; Configured Odoo with Authorize.net</text:span></text:p>
            <text:p text:style-name="P11"/>
          </table:table-cell>
          <table:table-cell table:style-name="Table1.A2" office:value-type="string">
            <text:p text:style-name="P8">-<text:span text:style-name="T139">&gt; New task: </text:span></text:p>
            <text:p text:style-name="P9">Add <text:span text:style-name="T141">a option “Appointments” in website-&gt;my account and view all appointments</text:span></text:p>
            <text:p text:style-name="P10"><text:span text:style-name="T140">-&gt; Added above option using inherited </text:span><text:span text:style-name="T6">portal.portal_my_home</text:span></text:p>
            <text:p text:style-name="P10"><text:span text:style-name="T9">-</text:span><text:span text:style-name="T10">&gt; Created Route in controller </text:span><text:span text:style-name="T11">to render </text:span><text:span text:style-name="T10"><text:s/>appointmen</text:span><text:span text:style-name="T12">t </text:span><text:span text:style-name="T14">template</text:span><text:span text:style-name="T12">.</text:span></text:p>
            <text:p text:style-name="P9"/>
          </table:table-cell>
          <table:table-cell table:style-name="Table1.E2" office:value-type="string">
            <text:p text:style-name="P6"><text:span text:style-name="T87">-&gt; Created template for </text:span><text:span text:style-name="T7">appointment and added fields <text:s/>name,age,dob,contact</text:span></text:p>
            <text:p text:style-name="P6"><text:span text:style-name="T7">-&gt; </text:span><text:span text:style-name="T8">added appointment_total along with label</text:span></text:p>
            <text:p text:style-name="P13"><text:span text:style-name="T8">-</text:span><text:span text:style-name="T6">&gt; </text:span><text:span text:style-name="T13">Task Done.</text:span></text:p>
            <text:p text:style-name="P14"><text:span text:style-name="T13">-</text:span><text:span text:style-name="T15">&gt; Understanding Payment_</text:span><text:span text:style-name="T142">Authorize module</text:span></text:p>
            <text:p text:style-name="P104"/>
          </table:table-cell>
        </table:table-row>
        <text:soft-page-break/>
        <table:table-row>
          <table:table-cell table:style-name="Table1.A2" office:value-type="string">
            <text:p text:style-name="P106"><text:span text:style-name="T127">14</text:span>/0<text:span text:style-name="T82">4</text:span>/2021</text:p>
          </table:table-cell>
          <table:table-cell table:style-name="Table1.A2" office:value-type="string">
            <text:p text:style-name="P107"><text:span text:style-name="T24">-</text:span><text:span text:style-name="T25">&gt; Understanding Payment_</text:span><text:span text:style-name="T142">Authorize module</text:span></text:p>
            <text:p text:style-name="P10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14T11:03:41.159273905</dc:date>
    <meta:editing-duration>P1DT1H7M58S</meta:editing-duration>
    <meta:editing-cycles>322</meta:editing-cycles>
    <meta:document-statistic meta:table-count="1" meta:image-count="0" meta:object-count="1" meta:page-count="8" meta:paragraph-count="228" meta:word-count="1383" meta:character-count="8532" meta:non-whitespace-character-count="734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